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5568" calcext:value-type="float">
            <text:p>163.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0664" calcext:value-type="float">
            <text:p>164.5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50296" calcext:value-type="float">
            <text:p>163.1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7256" calcext:value-type="float">
            <text:p>165.4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5064" calcext:value-type="float">
            <text:p>165.4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948" calcext:value-type="float">
            <text:p>163.4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4528" calcext:value-type="float">
            <text:p>164.2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87656" calcext:value-type="float">
            <text:p>164.8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24688" calcext:value-type="float">
            <text:p>165.5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91488" calcext:value-type="float">
            <text:p>166.5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79296" calcext:value-type="float">
            <text:p>166.5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7256" calcext:value-type="float">
            <text:p>165.4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46152" calcext:value-type="float">
            <text:p>165.0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94336" calcext:value-type="float">
            <text:p>164.9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8512" calcext:value-type="float">
            <text:p>164.8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4528" calcext:value-type="float">
            <text:p>164.2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00176" calcext:value-type="float">
            <text:p>166.0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4696" calcext:value-type="float">
            <text:p>164.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1144" calcext:value-type="float">
            <text:p>164.6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4088" calcext:value-type="float">
            <text:p>164.5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45696" calcext:value-type="float">
            <text:p>164.4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7808" calcext:value-type="float">
            <text:p>163.8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3448" calcext:value-type="float">
            <text:p>163.2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27864" calcext:value-type="float">
            <text:p>165.0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03608" calcext:value-type="float">
            <text:p>164.5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6832" calcext:value-type="float">
            <text:p>162.8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2312" calcext:value-type="float">
            <text:p>164.8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292" calcext:value-type="float">
            <text:p>164.3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3312" calcext:value-type="float">
            <text:p>165.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6512" calcext:value-type="float">
            <text:p>164.1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5072" calcext:value-type="float">
            <text:p>164.0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3848" calcext:value-type="float">
            <text:p>162.6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1584" calcext:value-type="float">
            <text:p>164.3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35256" calcext:value-type="float">
            <text:p>164.7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1768" calcext:value-type="float">
            <text:p>164.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9632" calcext:value-type="float">
            <text:p>162.4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68984" calcext:value-type="float">
            <text:p>166.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148" calcext:value-type="float">
            <text:p>164.2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9608" calcext:value-type="float">
            <text:p>162.9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36624" calcext:value-type="float">
            <text:p>166.5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41736" calcext:value-type="float">
            <text:p>163.2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8532" calcext:value-type="float">
            <text:p>164.4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0968" calcext:value-type="float">
            <text:p>166.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8912" calcext:value-type="float">
            <text:p>164.2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7272" calcext:value-type="float">
            <text:p>166.3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4704" calcext:value-type="float">
            <text:p>166.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8016" calcext:value-type="float">
            <text:p>163.9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9152" calcext:value-type="float">
            <text:p>162.3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672" calcext:value-type="float">
            <text:p>164.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308" calcext:value-type="float">
            <text:p>161.8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21512" calcext:value-type="float">
            <text:p>166.0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6984" calcext:value-type="float">
            <text:p>161.7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4904" calcext:value-type="float">
            <text:p>164.2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0448" calcext:value-type="float">
            <text:p>162.0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72" calcext:value-type="float">
            <text:p>164.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3256" calcext:value-type="float">
            <text:p>163.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922" calcext:value-type="float">
            <text:p>166.1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6312" calcext:value-type="float">
            <text:p>166.3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8328" calcext:value-type="float">
            <text:p>164.1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7472" calcext:value-type="float">
            <text:p>164.1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5712" calcext:value-type="float">
            <text:p>165.3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68656" calcext:value-type="float">
            <text:p>165.2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8144" calcext:value-type="float">
            <text:p>163.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6216" calcext:value-type="float">
            <text:p>164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78968" calcext:value-type="float">
            <text:p>165.4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87528" calcext:value-type="float">
            <text:p>165.3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85848" calcext:value-type="float">
            <text:p>167.1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9304" calcext:value-type="float">
            <text:p>165.1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8768" calcext:value-type="float">
            <text:p>167.6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33576" calcext:value-type="float">
            <text:p>166.5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43176" calcext:value-type="float">
            <text:p>167.1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1208" calcext:value-type="float">
            <text:p>164.3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0088" calcext:value-type="float">
            <text:p>166.8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44" calcext:value-type="float">
            <text:p>164.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52248" calcext:value-type="float">
            <text:p>165.0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0944" calcext:value-type="float">
            <text:p>163.0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8648" calcext:value-type="float">
            <text:p>162.9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8544" calcext:value-type="float">
            <text:p>162.8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084" calcext:value-type="float">
            <text:p>162.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2256" calcext:value-type="float">
            <text:p>163.5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87784" calcext:value-type="float">
            <text:p>164.3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42648" calcext:value-type="float">
            <text:p>164.4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6552" calcext:value-type="float">
            <text:p>164.4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57888" calcext:value-type="float">
            <text:p>164.4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2816" calcext:value-type="float">
            <text:p>164.2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08536" calcext:value-type="float">
            <text:p>164.3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832" calcext:value-type="float">
            <text:p>165.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0216" calcext:value-type="float">
            <text:p>166.3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9112" calcext:value-type="float">
            <text:p>165.8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604" calcext:value-type="float">
            <text:p>166.4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9952" calcext:value-type="float">
            <text:p>164.9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44728" calcext:value-type="float">
            <text:p>165.8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84736" calcext:value-type="float">
            <text:p>164.3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3376" calcext:value-type="float">
            <text:p>164.9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9016" calcext:value-type="float">
            <text:p>164.3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4064" calcext:value-type="float">
            <text:p>165.1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3712" calcext:value-type="float">
            <text:p>164.5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9872" calcext:value-type="float">
            <text:p>164.3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9808" calcext:value-type="float">
            <text:p>164.5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11256" calcext:value-type="float">
            <text:p>163.2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7624" calcext:value-type="float">
            <text:p>163.1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68912" calcext:value-type="float">
            <text:p>164.2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236" calcext:value-type="float">
            <text:p>163.6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2296" calcext:value-type="float">
            <text:p>163.9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5888" calcext:value-type="float">
            <text:p>163.6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1456" calcext:value-type="float">
            <text:p>162.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224" calcext:value-type="float">
            <text:p>162.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6816" calcext:value-type="float">
            <text:p>161.9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9128" calcext:value-type="float">
            <text:p>162.9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9" calcext:value-type="float">
            <text:p>163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5224" calcext:value-type="float">
            <text:p>162.9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67616" calcext:value-type="float">
            <text:p>164.5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7416" calcext:value-type="float">
            <text:p>166.7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8808" calcext:value-type="float">
            <text:p>164.1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4564" calcext:value-type="float">
            <text:p>167.0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72984" calcext:value-type="float">
            <text:p>160.2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49184" calcext:value-type="float">
            <text:p>160.3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2088" calcext:value-type="float">
            <text:p>159.9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93112" calcext:value-type="float">
            <text:p>167.3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87712" calcext:value-type="float">
            <text:p>162.2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0568" calcext:value-type="float">
            <text:p>163.0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3896" calcext:value-type="float">
            <text:p>161.4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4576" calcext:value-type="float">
            <text:p>163.1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312" calcext:value-type="float">
            <text:p>162.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7672" calcext:value-type="float">
            <text:p>161.9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74808" calcext:value-type="float">
            <text:p>162.6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8208" calcext:value-type="float">
            <text:p>163.2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8192" calcext:value-type="float">
            <text:p>166.1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784" calcext:value-type="float">
            <text:p>161.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5976" calcext:value-type="float">
            <text:p>162.8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4768" calcext:value-type="float">
            <text:p>162.3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6904" calcext:value-type="float">
            <text:p>161.1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9536" calcext:value-type="float">
            <text:p>160.8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4104" calcext:value-type="float">
            <text:p>161.6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3232" calcext:value-type="float">
            <text:p>160.7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0216" calcext:value-type="float">
            <text:p>162.5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6184" calcext:value-type="float">
            <text:p>163.0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812" calcext:value-type="float">
            <text:p>160.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6472" calcext:value-type="float">
            <text:p>175.2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6984" calcext:value-type="float">
            <text:p>161.7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4232" calcext:value-type="float">
            <text:p>161.1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4424" calcext:value-type="float">
            <text:p>164.1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72544" calcext:value-type="float">
            <text:p>164.3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49328" calcext:value-type="float">
            <text:p>164.5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81688" calcext:value-type="float">
            <text:p>164.3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12168" calcext:value-type="float">
            <text:p>164.4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5776" calcext:value-type="float">
            <text:p>164.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02" calcext:value-type="float">
            <text:p>165.4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51208" calcext:value-type="float">
            <text:p>164.3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5776" calcext:value-type="float">
            <text:p>164.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1816" calcext:value-type="float">
            <text:p>163.8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9576" calcext:value-type="float">
            <text:p>165.0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4504" calcext:value-type="float">
            <text:p>164.8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53216" calcext:value-type="float">
            <text:p>163.6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0328" calcext:value-type="float">
            <text:p>164.9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0248" calcext:value-type="float">
            <text:p>164.2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1064" calcext:value-type="float">
            <text:p>163.9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8408" calcext:value-type="float">
            <text:p>164.8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12496" calcext:value-type="float">
            <text:p>165.5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3552" calcext:value-type="float">
            <text:p>163.2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008" calcext:value-type="float">
            <text:p>164.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3128" calcext:value-type="float">
            <text:p>164.4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052" calcext:value-type="float">
            <text:p>164.1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9368" calcext:value-type="float">
            <text:p>164.8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8856" calcext:value-type="float">
            <text:p>163.0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1352" calcext:value-type="float">
            <text:p>164.7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724" calcext:value-type="float">
            <text:p>164.6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50496" calcext:value-type="float">
            <text:p>164.7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78968" calcext:value-type="float">
            <text:p>165.4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5928" calcext:value-type="float">
            <text:p>164.0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0064" calcext:value-type="float">
            <text:p>163.5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40056" calcext:value-type="float">
            <text:p>165.0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7208" calcext:value-type="float">
            <text:p>166.6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6256" calcext:value-type="float">
            <text:p>165.1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2032" calcext:value-type="float">
            <text:p>166.3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3584" calcext:value-type="float">
            <text:p>164.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20944" calcext:value-type="float">
            <text:p>170.6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92856" calcext:value-type="float">
            <text:p>168.3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71008" calcext:value-type="float">
            <text:p>170.3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2728" calcext:value-type="float">
            <text:p>168.8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05504" calcext:value-type="float">
            <text:p>169.0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5136" calcext:value-type="float">
            <text:p>167.5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9832" calcext:value-type="float">
            <text:p>167.8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5968" calcext:value-type="float">
            <text:p>168.1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2192" calcext:value-type="float">
            <text:p>171.4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0376" calcext:value-type="float">
            <text:p>171.4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63" calcext:value-type="float">
            <text:p>161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0216" calcext:value-type="float">
            <text:p>158.7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5424" calcext:value-type="float">
            <text:p>159.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68" calcext:value-type="float">
            <text:p>161.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8536" calcext:value-type="float">
            <text:p>157.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744" calcext:value-type="float">
            <text:p>162.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5904" calcext:value-type="float">
            <text:p>159.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0832" calcext:value-type="float">
            <text:p>158.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88" calcext:value-type="float">
            <text:p>158.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7368" calcext:value-type="float">
            <text:p>155.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8808" calcext:value-type="float">
            <text:p>156.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1584" calcext:value-type="float">
            <text:p>157.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5656" calcext:value-type="float">
            <text:p>155.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6032" calcext:value-type="float">
            <text:p>154.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6448" calcext:value-type="float">
            <text:p>157.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388" calcext:value-type="float">
            <text:p>158.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7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6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672" calcext:value-type="float">
            <text:p>152.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4-0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592" calcext:value-type="float">
            <text:p>154.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3-0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544" calcext:value-type="float">
            <text:p>154.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1-01-0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5432" calcext:value-type="float">
            <text:p>151.6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0-12-0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992" calcext:value-type="float">
            <text:p>151.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0-11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96" calcext:value-type="float">
            <text:p>153.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20-10-0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9416" calcext:value-type="float">
            <text:p>151.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8232" calcext:value-type="float">
            <text:p>151.2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72" calcext:value-type="float">
            <text:p>152.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3864" calcext:value-type="float">
            <text:p>149.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84" calcext:value-type="float">
            <text:p>151.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504" calcext:value-type="float">
            <text:p>150.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272" calcext:value-type="float">
            <text:p>147.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392" calcext:value-type="float">
            <text:p>145.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456" calcext:value-type="float">
            <text:p>146.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44" calcext:value-type="float">
            <text:p>145.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864" calcext:value-type="float">
            <text:p>145.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288" calcext:value-type="float">
            <text:p>144.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864" calcext:value-type="float">
            <text:p>145.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84" calcext:value-type="float">
            <text:p>143.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44" calcext:value-type="float">
            <text:p>145.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296" calcext:value-type="float">
            <text:p>145.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7672" calcext:value-type="float">
            <text:p>142.9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8872" calcext:value-type="float">
            <text:p>144.8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6232" calcext:value-type="float">
            <text:p>142.8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7104" calcext:value-type="float">
            <text:p>124.6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8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7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7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7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7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7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6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406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12" meta:object-count="0"/>
    <meta:user-defined meta:name="AppVersion">3.0</meta:user-defined>
  </office:meta>
</office:document-meta>
</file>